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2018/07/28</text:date>, <text:time>22:13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8T22:13:46</dc:date>
    <dc:creator>鈴木 豊樹</dc:creator>
    <meta:editing-duration>PT3H18M9S</meta:editing-duration>
    <meta:editing-cycles>28</meta:editing-cycles>
    <meta:generator>OpenOffice/4.1.5$Unix OpenOffice.org_project/415m1$Build-9789</meta:generator>
    <meta:document-statistic meta:table-count="23" meta:cell-count="1541" meta:object-count="0"/>
  </office:meta>
</office:document-meta>
</file>